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220000031AECA4AA3B54894200.png" manifest:media-type="image/png"/>
  <manifest:file-entry manifest:full-path="Pictures/1000000100000500000002D077F3333F44480444.png" manifest:media-type="image/png"/>
  <manifest:file-entry manifest:full-path="Pictures/100000000000033C0000026D9921FDF153E01720.png" manifest:media-type="image/png"/>
  <manifest:file-entry manifest:full-path="Pictures/1000000100000500000002D00AF8532BD60B988C.png" manifest:media-type="image/png"/>
  <manifest:file-entry manifest:full-path="Pictures/10000000000000580000001F6DB2A48097021B8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text-properties fo:font-size="3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4pt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015cm" svg:x="1.4cm" svg:y="1.485cm" presentation:class="title" presentation:user-transformed="true">
          <draw:text-box>
            <text:p text:style-name="P1"><text:span text:style-name="T1">Despliegue de catálogo de aplicaciones sobre Kubernetes e Hiperconvergencia basada en Harverster y Ranch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6" draw:text-style-name="P3" draw:layer="layout" svg:width="19.999cm" svg:height="2.63cm" svg:x="6.6cm" svg:y="6.6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2" draw:text-style-name="P4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7T11:58:48.797000000</meta:creation-date>
    <meta:editing-duration>PT6H4M45S</meta:editing-duration>
    <meta:editing-cycles>3</meta:editing-cycles>
    <meta:generator>LibreOffice/7.5.2.2$Windows_X86_64 LibreOffice_project/53bb9681a964705cf672590721dbc85eb4d0c3a2</meta:generator>
    <dc:title>Blueprint Plans</dc:title>
    <dc:date>2023-06-09T13:20:11.759000000</dc:date>
    <meta:document-statistic meta:object-count="65"/>
  </office:meta>
</office:document-meta>
</file>